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A00000024F412F00DA49388EA.png" manifest:media-type="image/png"/>
  <manifest:file-entry manifest:full-path="Pictures/100000010000002A000000263F89335261FEF1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cript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cript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00a933" draw:textarea-horizontal-align="center" draw:textarea-vertical-align="middle"/>
    </style:style>
    <style:style style:name="gr2" style:family="graphic" style:parent-style-name="standard">
      <style:graphic-properties draw:stroke="solid" draw:stroke-dash="Dash_20_Dot_20_1" svg:stroke-width="0.071cm" svg:stroke-color="#000000" draw:stroke-linejoin="round" svg:stroke-linecap="butt" draw:fill="none" draw:fill-color="#00a933" draw:textarea-horizontal-align="center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draw:stroke="none" draw:stroke-dash="Dash_20_Dot_20_1" svg:stroke-width="0cm" svg:stroke-color="#000000" draw:stroke-linejoin="none" svg:stroke-linecap="butt" draw:fill="solid" draw:fill-color="#00a933" draw:textarea-horizontal-align="center" draw:textarea-vertical-align="middle"/>
    </style:style>
    <style:style style:name="gr4" style:family="graphic" style:parent-style-name="standard">
      <style:graphic-properties draw:stroke="solid" draw:stroke-dash="Dash_20_Dot_20_1" svg:stroke-width="0.071cm" svg:stroke-color="#000000" draw:stroke-linejoin="round" svg:stroke-linecap="butt" draw:textarea-horizontal-align="center" draw:textarea-vertical-align="middle" fo:padding-top="0.16cm" fo:padding-bottom="0.16cm" fo:padding-left="0.285cm" fo:padding-right="0.285cm"/>
    </style:style>
    <style:style style:name="gr5" style:family="graphic" style:parent-style-name="standard">
      <style:graphic-properties draw:stroke="none" draw:stroke-dash="Dash_20_Dot_20_1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solid" draw:stroke-dash="Dash_20_Dot_20_1" svg:stroke-width="0.247cm" svg:stroke-color="#c9211e" draw:stroke-linejoin="round" svg:stroke-linecap="round" draw:fill="none" draw:fill-color="#000000" draw:textarea-horizontal-align="center" draw:textarea-vertical-align="middle" fo:padding-top="0.248cm" fo:padding-bottom="0.248cm" fo:padding-left="0.373cm" fo:padding-right="0.373cm"/>
    </style:style>
    <style:style style:name="gr7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draw:stroke-dash="Dash_20_Dot_20_1" svg:stroke-width="0.071cm" svg:stroke-color="#000000" draw:stroke-linejoin="round" svg:stroke-linecap="butt" draw:fill="none" draw:fill-color="#000000" draw:textarea-horizontal-align="center" draw:textarea-vertical-align="middle" fo:padding-top="0.16cm" fo:padding-bottom="0.16cm" fo:padding-left="0.285cm" fo:padding-right="0.285cm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c9211e" draw:fill="solid" draw:fill-color="#c9211e" draw:textarea-horizontal-align="justify" draw:textarea-vertical-align="middle" draw:auto-grow-height="false" fo:min-height="5.358cm" fo:min-width="5.343cm"/>
      <style:paragraph-properties style:writing-mode="lr-tb"/>
    </style:style>
    <style:style style:name="P1" style:family="paragraph">
      <loext:graphic-properties draw:fill="solid" draw:fill-color="#00a933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Comic Sans MS" fo:font-size="200pt" fo:font-style="italic" fo:text-shadow="none" style:text-underline-style="none" fo:font-weight="normal" style:text-underline-mode="continuous" style:text-overline-mode="continuous" style:text-line-through-mode="continuous" style:font-name-asian="Comic Sans MS" style:font-size-asian="200pt" style:font-name-complex="Comic Sans MS" style:font-size-complex="200pt" style:text-scale="100%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ffffff" loext:opacity="100%"/>
    </style:style>
    <style:style style:name="P9" style:family="paragraph">
      <loext:graphic-properties draw:fill="solid" draw:fill-color="#c9211e"/>
      <style:paragraph-properties fo:text-align="center"/>
      <style:text-properties fo:color="#ffffff" loext:opacity="100%" fo:font-size="20pt" style:font-size-asian="20pt" style:font-size-complex="20pt"/>
    </style:style>
    <style:style style:name="T1" style:family="text">
      <style:text-properties fo:color="#000000" loext:opacity="100%" style:text-outline="false" style:text-line-through-style="none" style:text-line-through-type="none" style:font-name="Comic Sans MS" fo:font-size="200pt" fo:font-style="italic" fo:text-shadow="none" style:text-underline-style="none" fo:font-weight="normal" style:text-underline-mode="continuous" style:text-overline-mode="continuous" style:text-line-through-mode="continuous" style:font-name-asian="Comic Sans MS" style:font-size-asian="200pt" style:font-name-complex="Comic Sans MS" style:font-size-complex="200pt" style:text-scale="100%" style:text-overline-style="none" style:text-overline-color="font-color"/>
    </style:style>
    <style:style style:name="T2" style:family="text">
      <style:text-properties fo:color="#ffffff" loext:opacity="100%" fo:font-size="154.699996948242pt" style:font-size-asian="154.699996948242pt" style:font-size-complex="154.6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0.794cm" svg:height="0.793cm" svg:x="7.213cm" svg:y="3.169cm" svg:viewBox="0 0 795 794" svg:d="M795 397c0 69-18 138-53 198-35 61-85 111-146 146-60 35-129 53-198 53-70 0-139-18-199-53-61-35-111-85-146-146-35-60-53-129-53-198s18-138 53-198c35-61 85-111 146-146 60-35 129-53 199-53 69 0 138 18 198 53 61 35 111 85 146 146 35 60 53 129 53 197z">
          <text:p/>
        </draw:path>
        <draw:path draw:style-name="gr2" draw:text-style-name="P2" draw:layer="layout" svg:width="0.794cm" svg:height="0.793cm" svg:x="7.213cm" svg:y="3.169cm" svg:viewBox="0 0 795 794" svg:d="M795 397c0 69-18 138-53 198-35 61-85 111-146 146-60 35-129 53-198 53-70 0-139-18-199-53-61-35-111-85-146-146-35-60-53-129-53-198s18-138 53-198c35-61 85-111 146-146 60-35 129-53 199-53 69 0 138 18 198 53 61 35 111 85 146 146 35 60 53 129 53 197z">
          <text:p/>
        </draw:path>
        <draw:path draw:style-name="gr3" draw:text-style-name="P1" draw:layer="layout" svg:width="0.794cm" svg:height="0.794cm" svg:x="9.325cm" svg:y="5.467cm" svg:viewBox="0 0 795 795" svg:d="M795 397c0 70-18 139-53 199-35 61-85 111-146 146-60 35-129 53-198 53-70 0-139-18-199-53-61-35-111-85-146-146-35-60-53-129-53-199 0-69 18-138 53-198 35-61 85-111 146-146 60-35 129-53 199-53 69 0 138 18 198 53 61 35 111 85 146 146 35 60 53 129 53 198z">
          <text:p/>
        </draw:path>
        <draw:path draw:style-name="gr2" draw:text-style-name="P2" draw:layer="layout" svg:width="0.794cm" svg:height="0.794cm" svg:x="9.325cm" svg:y="5.467cm" svg:viewBox="0 0 795 795" svg:d="M795 397c0 70-18 139-53 199-35 61-85 111-146 146-60 35-129 53-198 53-70 0-139-18-199-53-61-35-111-85-146-146-35-60-53-129-53-199 0-69 18-138 53-198 35-61 85-111 146-146 60-35 129-53 199-53 69 0 138 18 198 53 61 35 111 85 146 146 35 60 53 129 53 198z">
          <text:p/>
        </draw:path>
        <draw:path draw:style-name="gr3" draw:text-style-name="P1" draw:layer="layout" svg:width="0.794cm" svg:height="0.794cm" svg:x="11.022cm" svg:y="1.237cm" svg:viewBox="0 0 795 795" svg:d="M795 398c0 69-18 138-53 198-35 61-85 111-146 146-60 35-129 53-198 53-70 0-139-18-199-53-61-35-111-85-146-146-35-60-53-129-53-198 0-70 18-139 53-199 35-61 85-111 146-146 60-35 129-53 199-53 69 0 138 18 198 53 61 35 111 85 146 146 35 60 53 129 53 198z">
          <text:p/>
        </draw:path>
        <draw:path draw:style-name="gr2" draw:text-style-name="P2" draw:layer="layout" svg:width="0.794cm" svg:height="0.794cm" svg:x="11.022cm" svg:y="1.237cm" svg:viewBox="0 0 795 795" svg:d="M795 398c0 69-18 138-53 198-35 61-85 111-146 146-60 35-129 53-198 53-70 0-139-18-199-53-61-35-111-85-146-146-35-60-53-129-53-198 0-70 18-139 53-199 35-61 85-111 146-146 60-35 129-53 199-53 69 0 138 18 198 53 61 35 111 85 146 146 35 60 53 129 53 198z">
          <text:p/>
        </draw:path>
        <draw:path draw:style-name="gr3" draw:text-style-name="P1" draw:layer="layout" svg:width="0.794cm" svg:height="0.794cm" svg:x="11.112cm" svg:y="3.566cm" svg:viewBox="0 0 795 795" svg:d="M795 398c0 69-18 138-53 198-35 61-85 111-146 146-60 35-129 53-199 53-69 0-138-18-198-53-61-35-111-85-146-146-35-60-53-129-53-198 0-70 18-139 53-199 35-61 85-111 146-146 60-35 129-53 198-53 70 0 139 18 199 53 61 35 111 85 146 146 35 60 53 129 53 198z">
          <text:p/>
        </draw:path>
        <draw:path draw:style-name="gr2" draw:text-style-name="P2" draw:layer="layout" svg:width="0.794cm" svg:height="0.794cm" svg:x="11.112cm" svg:y="3.566cm" svg:viewBox="0 0 795 795" svg:d="M795 398c0 69-18 138-53 198-35 61-85 111-146 146-60 35-129 53-199 53-69 0-138-18-198-53-61-35-111-85-146-146-35-60-53-129-53-198 0-70 18-139 53-199 35-61 85-111 146-146 60-35 129-53 198-53 70 0 139 18 199 53 61 35 111 85 146 146 35 60 53 129 53 198z">
          <text:p/>
        </draw:path>
        <draw:path draw:style-name="gr3" draw:text-style-name="P1" draw:layer="layout" svg:width="0.794cm" svg:height="0.794cm" svg:x="7.909cm" svg:y="1.367cm" svg:viewBox="0 0 795 795" svg:d="M795 398c0 69-18 138-53 198-35 61-85 111-146 146-60 35-129 53-198 53-70 0-139-18-199-53-61-35-111-85-146-146-35-60-53-129-53-198 0-70 18-139 53-199 35-61 85-111 146-146 60-35 129-53 199-53 69 0 138 18 198 53 61 35 111 85 146 146 35 60 53 129 53 198z">
          <text:p/>
        </draw:path>
        <draw:path draw:style-name="gr2" draw:text-style-name="P2" draw:layer="layout" svg:width="0.794cm" svg:height="0.794cm" svg:x="7.909cm" svg:y="1.367cm" svg:viewBox="0 0 795 795" svg:d="M795 398c0 69-18 138-53 198-35 61-85 111-146 146-60 35-129 53-198 53-70 0-139-18-199-53-61-35-111-85-146-146-35-60-53-129-53-198 0-70 18-139 53-199 35-61 85-111 146-146 60-35 129-53 199-53 69 0 138 18 198 53 61 35 111 85 146 146 35 60 53 129 53 198z">
          <text:p/>
        </draw:path>
        <draw:path draw:style-name="gr3" draw:text-style-name="P1" draw:layer="layout" svg:width="0.794cm" svg:height="0.794cm" svg:x="7.812cm" svg:y="4.74cm" svg:viewBox="0 0 795 795" svg:d="M795 397c0 70-18 139-53 199-35 61-85 111-146 146-60 35-129 53-199 53-69 0-138-18-198-53-61-35-111-85-146-146-35-60-53-129-53-199 0-69 18-138 53-198 35-61 85-111 146-146 60-35 129-53 198-53 70 0 139 18 199 53 61 35 111 85 146 146 35 60 53 129 53 198z">
          <text:p/>
        </draw:path>
        <draw:path draw:style-name="gr2" draw:text-style-name="P2" draw:layer="layout" svg:width="0.794cm" svg:height="0.794cm" svg:x="7.812cm" svg:y="4.74cm" svg:viewBox="0 0 795 795" svg:d="M795 397c0 70-18 139-53 199-35 61-85 111-146 146-60 35-129 53-199 53-69 0-138-18-198-53-61-35-111-85-146-146-35-60-53-129-53-199 0-69 18-138 53-198 35-61 85-111 146-146 60-35 129-53 198-53 70 0 139 18 199 53 61 35 111 85 146 146 35 60 53 129 53 198z">
          <text:p/>
        </draw:path>
        <draw:path draw:style-name="gr3" draw:text-style-name="P1" draw:layer="layout" svg:width="0.794cm" svg:height="0.794cm" svg:x="9.356cm" svg:y="0.776cm" svg:viewBox="0 0 795 795" svg:d="M795 398c0 69-18 138-53 198-35 61-85 111-146 146-60 35-129 53-198 53-70 0-139-18-199-53-61-35-111-85-146-146-35-60-53-129-53-198 0-70 18-139 53-199 35-61 85-111 146-146 60-35 129-53 199-53 69 0 138 18 198 53 61 35 111 85 146 146 35 60 53 129 53 198z">
          <text:p/>
        </draw:path>
        <draw:path draw:style-name="gr2" draw:text-style-name="P2" draw:layer="layout" svg:width="0.794cm" svg:height="0.794cm" svg:x="9.356cm" svg:y="0.776cm" svg:viewBox="0 0 795 795" svg:d="M795 398c0 69-18 138-53 198-35 61-85 111-146 146-60 35-129 53-198 53-70 0-139-18-199-53-61-35-111-85-146-146-35-60-53-129-53-198 0-70 18-139 53-199 35-61 85-111 146-146 60-35 129-53 199-53 69 0 138 18 198 53 61 35 111 85 146 146 35 60 53 129 53 198z">
          <text:p/>
        </draw:path>
        <draw:path draw:style-name="gr3" draw:text-style-name="P1" draw:layer="layout" svg:width="0.794cm" svg:height="0.794cm" svg:x="9.343cm" svg:y="3.568cm" svg:viewBox="0 0 795 795" svg:d="M795 398c0 69-18 138-53 198-35 61-85 111-146 146-60 35-129 53-199 53-69 0-138-18-198-53-61-35-111-85-146-146-35-60-53-129-53-198 0-70 18-139 53-199 35-61 85-111 146-146 60-35 129-53 198-53 70 0 139 18 199 53 61 35 111 85 146 146 35 60 53 129 53 198z">
          <text:p/>
        </draw:path>
        <draw:path draw:style-name="gr2" draw:text-style-name="P2" draw:layer="layout" svg:width="0.794cm" svg:height="0.794cm" svg:x="9.343cm" svg:y="3.568cm" svg:viewBox="0 0 795 795" svg:d="M795 398c0 69-18 138-53 198-35 61-85 111-146 146-60 35-129 53-199 53-69 0-138-18-198-53-61-35-111-85-146-146-35-60-53-129-53-198 0-70 18-139 53-199 35-61 85-111 146-146 60-35 129-53 198-53 70 0 139 18 199 53 61 35 111 85 146 146 35 60 53 129 53 198z">
          <text:p/>
        </draw:path>
        <draw:path draw:style-name="gr3" draw:text-style-name="P1" draw:layer="layout" svg:width="0.794cm" svg:height="0.794cm" svg:x="11.113cm" svg:y="4.967cm" svg:viewBox="0 0 795 795" svg:d="M795 397c0 70-18 139-53 199-35 61-85 111-146 146-60 35-129 53-198 53-70 0-139-18-199-53-61-35-111-85-146-146-35-60-53-129-53-199 0-69 18-138 53-198 35-61 85-111 146-146 60-35 129-53 199-53 69 0 138 18 198 53 61 35 111 85 146 146 35 60 53 129 53 198z">
          <text:p/>
        </draw:path>
        <draw:path draw:style-name="gr2" draw:text-style-name="P2" draw:layer="layout" svg:width="0.794cm" svg:height="0.794cm" svg:x="11.113cm" svg:y="4.967cm" svg:viewBox="0 0 795 795" svg:d="M795 397c0 70-18 139-53 199-35 61-85 111-146 146-60 35-129 53-198 53-70 0-139-18-199-53-61-35-111-85-146-146-35-60-53-129-53-199 0-69 18-138 53-198 35-61 85-111 146-146 60-35 129-53 199-53 69 0 138 18 198 53 61 35 111 85 146 146 35 60 53 129 53 198z">
          <text:p/>
        </draw:path>
        <draw:line draw:style-name="gr4" draw:text-style-name="P3" draw:layer="layout" svg:x1="9.356cm" svg:y1="1.173cm" svg:x2="8.938cm" svg:y2="1.341cm">
          <text:p/>
        </draw:line>
        <draw:polygon draw:style-name="gr5" draw:text-style-name="P4" draw:layer="layout" svg:width="0.451cm" svg:height="0.375cm" svg:x="8.587cm" svg:y="1.143cm" svg:viewBox="0 0 452 376" draw:points="452,376 0,340 301,0">
          <text:p/>
        </draw:polygon>
        <draw:line draw:style-name="gr4" draw:text-style-name="P3" draw:layer="layout" svg:x1="8.025cm" svg:y1="2.045cm" svg:x2="7.741cm" svg:y2="2.814cm">
          <text:p/>
        </draw:line>
        <draw:polygon draw:style-name="gr5" draw:text-style-name="P4" draw:layer="layout" svg:width="0.38cm" svg:height="0.45cm" svg:x="7.56cm" svg:y="2.718cm" svg:viewBox="0 0 381 451" draw:points="381,140 50,451 0,0">
          <text:p/>
        </draw:polygon>
        <draw:line draw:style-name="gr4" draw:text-style-name="P3" draw:layer="layout" svg:x1="7.61cm" svg:y1="3.961cm" svg:x2="7.801cm" svg:y2="4.499cm">
          <text:p/>
        </draw:line>
        <draw:polygon draw:style-name="gr5" draw:text-style-name="P4" draw:layer="layout" svg:width="0.381cm" svg:height="0.45cm" svg:x="7.601cm" svg:y="4.405cm" svg:viewBox="0 0 382 451" draw:points="382,0 327,451 0,136">
          <text:p/>
        </draw:polygon>
        <draw:line draw:style-name="gr4" draw:text-style-name="P3" draw:layer="layout" svg:x1="8.49cm" svg:y1="5.418cm" svg:x2="8.991cm" svg:y2="5.685cm">
          <text:p/>
        </draw:line>
        <draw:polygon draw:style-name="gr5" draw:text-style-name="P4" draw:layer="layout" svg:width="0.453cm" svg:height="0.369cm" svg:x="8.871cm" svg:y="5.494cm" svg:viewBox="0 0 454 370" draw:points="192,0 454,370 0,358">
          <text:p/>
        </draw:polygon>
        <draw:line draw:style-name="gr4" draw:text-style-name="P3" draw:layer="layout" svg:x1="10.119cm" svg:y1="5.864cm" svg:x2="10.857cm" svg:y2="5.718cm">
          <text:p/>
        </draw:line>
        <draw:polygon draw:style-name="gr5" draw:text-style-name="P4" draw:layer="layout" svg:width="0.437cm" svg:height="0.398cm" svg:x="10.791cm" svg:y="5.524cm" svg:viewBox="0 0 438 399" draw:points="0,0 438,121 79,399">
          <text:p/>
        </draw:polygon>
        <draw:line draw:style-name="gr4" draw:text-style-name="P3" draw:layer="layout" svg:x1="11.51cm" svg:y1="4.967cm" svg:x2="11.51cm" svg:y2="4.739cm">
          <text:p/>
        </draw:line>
        <draw:polygon draw:style-name="gr5" draw:text-style-name="P4" draw:layer="layout" svg:width="0.405cm" svg:height="0.405cm" svg:x="11.307cm" svg:y="4.36cm" svg:viewBox="0 0 406 406" draw:points="0,406 202,0 406,406">
          <text:p/>
        </draw:polygon>
        <draw:line draw:style-name="gr4" draw:text-style-name="P3" draw:layer="layout" svg:x1="11.112cm" svg:y1="3.963cm" svg:x2="10.516cm" svg:y2="3.964cm">
          <text:p/>
        </draw:line>
        <draw:polygon draw:style-name="gr5" draw:text-style-name="P4" draw:layer="layout" svg:width="0.405cm" svg:height="0.405cm" svg:x="10.137cm" svg:y="3.761cm" svg:viewBox="0 0 406 406" draw:points="406,406 0,204 406,0">
          <text:p/>
        </draw:polygon>
        <draw:line draw:style-name="gr4" draw:text-style-name="P3" draw:layer="layout" svg:x1="11.138cm" svg:y1="1.353cm" svg:x2="10.523cm" svg:y2="1.241cm">
          <text:p/>
        </draw:line>
        <draw:polygon draw:style-name="gr5" draw:text-style-name="P4" draw:layer="layout" svg:width="0.435cm" svg:height="0.398cm" svg:x="10.15cm" svg:y="1.046cm" svg:viewBox="0 0 436 399" draw:points="363,399 0,127 436,0">
          <text:p/>
        </draw:polygon>
        <draw:polygon draw:style-name="gr6" draw:text-style-name="P5" draw:layer="layout" svg:width="27.747cm" svg:height="6.647cm" svg:x="0.263cm" svg:y="0.213cm" svg:viewBox="0 0 27748 6648" draw:points="13875,6648 0,6648 0,0 27748,0 27748,6648">
          <text:p/>
        </draw:polygon>
        <draw:frame draw:style-name="gr7" draw:text-style-name="P6" draw:layer="layout" svg:width="24.601cm" svg:height="9.829cm" svg:x="29.238cm" svg:y="-1.723cm">
          <draw:text-box>
            <text:p><text:span text:style-name="T1">KGCNN</text:span></text:p>
          </draw:text-box>
        </draw:frame>
        <draw:polygon draw:style-name="gr8" draw:text-style-name="P5" draw:layer="layout" svg:width="0.774cm" svg:height="3.084cm" svg:x="13.362cm" svg:y="1.895cm" svg:viewBox="0 0 775 3085" draw:points="388,3085 0,3085 0,0 775,0 775,3085">
          <text:p/>
        </draw:polygon>
        <draw:frame draw:style-name="gr9" draw:text-style-name="P7" draw:layer="layout" svg:width="1.081cm" svg:height="0.929cm" svg:x="14.769cm" svg:y="0.972cm">
          <draw:image xlink:href="Pictures/100000010000002A00000024F412F00DA49388EA.png" xlink:type="simple" xlink:show="embed" xlink:actuate="onLoad" draw:mime-type="image/png">
            <text:p/>
          </draw:image>
        </draw:frame>
        <draw:polygon draw:style-name="gr8" draw:text-style-name="P5" draw:layer="layout" svg:width="1.007cm" svg:height="0.855cm" svg:x="14.605cm" svg:y="0.808cm" svg:viewBox="0 0 1008 856" draw:points="504,856 0,856 0,0 1008,0 1008,856">
          <text:p/>
        </draw:polygon>
        <draw:polygon draw:style-name="gr8" draw:text-style-name="P5" draw:layer="layout" svg:width="0.532cm" svg:height="0.478cm" svg:x="13.479cm" svg:y="2.006cm" svg:viewBox="0 0 533 479" draw:points="267,479 0,479 0,0 533,0 533,479">
          <text:p/>
        </draw:polygon>
        <draw:line draw:style-name="gr4" draw:text-style-name="P3" draw:layer="layout" svg:x1="13.492cm" svg:y1="2.005cm" svg:x2="14.569cm" svg:y2="0.807cm">
          <text:p/>
        </draw:line>
        <draw:line draw:style-name="gr4" draw:text-style-name="P3" draw:layer="layout" svg:x1="14.024cm" svg:y1="2.484cm" svg:x2="14.604cm" svg:y2="1.662cm">
          <text:p/>
        </draw:line>
        <draw:polygon draw:style-name="gr8" draw:text-style-name="P5" draw:layer="layout" svg:width="0.252cm" svg:height="0.314cm" svg:x="15.223cm" svg:y="1.192cm" svg:viewBox="0 0 253 315" draw:points="127,315 0,315 0,0 253,0 253,315">
          <text:p/>
        </draw:polygon>
        <draw:line draw:style-name="gr4" draw:text-style-name="P3" draw:layer="layout" svg:x1="15.477cm" svg:y1="1.193cm" svg:x2="16.399cm" svg:y2="0.746cm">
          <text:p/>
        </draw:line>
        <draw:line draw:style-name="gr4" draw:text-style-name="P3" draw:layer="layout" svg:x1="15.477cm" svg:y1="1.508cm" svg:x2="16.405cm" svg:y2="1.664cm">
          <text:p/>
        </draw:line>
        <draw:frame draw:style-name="gr9" draw:text-style-name="P7" draw:layer="layout" svg:width="1.081cm" svg:height="0.991cm" svg:x="16.569cm" svg:y="0.91cm">
          <draw:image xlink:href="Pictures/100000010000002A000000263F89335261FEF165.png" xlink:type="simple" xlink:show="embed" xlink:actuate="onLoad" draw:mime-type="image/png">
            <text:p/>
          </draw:image>
        </draw:frame>
        <draw:polygon draw:style-name="gr8" draw:text-style-name="P5" draw:layer="layout" svg:width="1.007cm" svg:height="0.917cm" svg:x="16.405cm" svg:y="0.746cm" svg:viewBox="0 0 1008 918" draw:points="504,918 0,918 0,0 1008,0 1008,918">
          <text:p/>
        </draw:polygon>
        <draw:frame draw:style-name="gr9" draw:text-style-name="P7" draw:layer="layout" svg:width="1.081cm" svg:height="0.929cm" svg:x="14.769cm" svg:y="5.353cm">
          <draw:image xlink:href="Pictures/100000010000002A00000024F412F00DA49388EA.png" xlink:type="simple" xlink:show="embed" xlink:actuate="onLoad" draw:mime-type="image/png">
            <text:p/>
          </draw:image>
        </draw:frame>
        <draw:polygon draw:style-name="gr8" draw:text-style-name="P5" draw:layer="layout" svg:width="1.007cm" svg:height="0.855cm" svg:x="14.605cm" svg:y="5.189cm" svg:viewBox="0 0 1008 856" draw:points="504,0 1008,0 1008,856 0,856 0,0">
          <text:p/>
        </draw:polygon>
        <draw:polygon draw:style-name="gr8" draw:text-style-name="P5" draw:layer="layout" svg:width="0.532cm" svg:height="0.478cm" svg:x="13.479cm" svg:y="4.363cm" svg:viewBox="0 0 533 479" draw:points="267,0 533,0 533,479 0,479 0,0">
          <text:p/>
        </draw:polygon>
        <draw:line draw:style-name="gr4" draw:text-style-name="P3" draw:layer="layout" svg:x1="13.492cm" svg:y1="4.848cm" svg:x2="14.569cm" svg:y2="6.046cm">
          <text:p/>
        </draw:line>
        <draw:line draw:style-name="gr4" draw:text-style-name="P3" draw:layer="layout" svg:x1="14.024cm" svg:y1="4.369cm" svg:x2="14.604cm" svg:y2="5.191cm">
          <text:p/>
        </draw:line>
        <draw:polygon draw:style-name="gr8" draw:text-style-name="P5" draw:layer="layout" svg:width="0.252cm" svg:height="0.314cm" svg:x="15.223cm" svg:y="5.341cm" svg:viewBox="0 0 253 315" draw:points="127,0 253,0 253,315 0,315 0,0">
          <text:p/>
        </draw:polygon>
        <draw:line draw:style-name="gr4" draw:text-style-name="P3" draw:layer="layout" svg:x1="15.477cm" svg:y1="5.66cm" svg:x2="16.399cm" svg:y2="6.107cm">
          <text:p/>
        </draw:line>
        <draw:line draw:style-name="gr4" draw:text-style-name="P3" draw:layer="layout" svg:x1="15.477cm" svg:y1="5.345cm" svg:x2="16.405cm" svg:y2="5.189cm">
          <text:p/>
        </draw:line>
        <draw:frame draw:style-name="gr9" draw:text-style-name="P7" draw:layer="layout" svg:width="1.081cm" svg:height="0.991cm" svg:x="16.569cm" svg:y="5.353cm">
          <draw:image xlink:href="Pictures/100000010000002A000000263F89335261FEF165.png" xlink:type="simple" xlink:show="embed" xlink:actuate="onLoad" draw:mime-type="image/png">
            <text:p/>
          </draw:image>
        </draw:frame>
        <draw:polygon draw:style-name="gr8" draw:text-style-name="P5" draw:layer="layout" svg:width="1.007cm" svg:height="0.917cm" svg:x="16.405cm" svg:y="5.189cm" svg:viewBox="0 0 1008 918" draw:points="504,0 1008,0 1008,918 0,918 0,0">
          <text:p/>
        </draw:polygon>
        <draw:path draw:style-name="gr8" draw:text-style-name="P5" draw:layer="layout" svg:width="0.794cm" svg:height="0.794cm" svg:x="18.719cm" svg:y="1.513cm" svg:viewBox="0 0 795 795" svg:d="M795 398c0 69-18 138-53 198-35 61-85 111-146 146-60 35-129 53-198 53-70 0-139-18-199-53-61-35-111-85-146-146-35-60-53-129-53-198 0-70 18-139 53-199 35-61 85-111 146-146 60-35 129-53 199-53 69 0 138 18 198 53 61 35 111 85 146 146 35 60 53 129 53 198z">
          <text:p/>
        </draw:path>
        <draw:path draw:style-name="gr8" draw:text-style-name="P5" draw:layer="layout" svg:width="0.794cm" svg:height="0.793cm" svg:x="18.72cm" svg:y="3.114cm" svg:viewBox="0 0 795 794" svg:d="M795 398c0 68-18 137-53 197-35 61-85 111-146 146-60 35-129 53-198 53-70 0-139-18-199-53-61-35-111-85-146-146-35-60-53-129-53-197 0-70 18-139 53-199 35-61 85-111 146-146 60-35 129-53 199-53 69 0 138 18 198 53 61 35 111 85 146 146 35 60 53 129 53 198z">
          <text:p/>
        </draw:path>
        <draw:path draw:style-name="gr8" draw:text-style-name="P5" draw:layer="layout" svg:width="0.794cm" svg:height="0.794cm" svg:x="18.721cm" svg:y="4.713cm" svg:viewBox="0 0 795 795" svg:d="M795 398c0 69-18 138-53 198-35 61-85 111-146 146-60 35-129 53-199 53-69 0-138-18-198-53-61-35-111-85-146-146-35-60-53-129-53-198 0-70 18-139 53-199 35-61 85-111 146-146 60-35 129-53 198-53 70 0 139 18 199 53 61 35 111 85 146 146 35 60 53 129 53 199z">
          <text:p/>
        </draw:path>
        <draw:path draw:style-name="gr8" draw:text-style-name="P5" draw:layer="layout" svg:width="0.794cm" svg:height="0.794cm" svg:x="21.02cm" svg:y="0.758cm" svg:viewBox="0 0 795 795" svg:d="M795 398c0 69-18 138-53 198-35 61-85 111-146 146-60 35-129 53-199 53-69 0-138-18-198-53-61-35-111-85-146-146-35-60-53-129-53-198 0-70 18-139 53-199 35-61 85-111 146-146 60-35 129-53 198-53 70 0 139 18 199 53 61 35 111 85 146 146 35 60 53 129 53 198z">
          <text:p/>
        </draw:path>
        <draw:path draw:style-name="gr8" draw:text-style-name="P5" draw:layer="layout" svg:width="0.794cm" svg:height="0.794cm" svg:x="21.021cm" svg:y="2.359cm" svg:viewBox="0 0 795 795" svg:d="M795 398c0 69-18 138-53 198-35 61-85 111-146 146-60 35-129 53-199 53-69 0-138-18-198-53-61-35-111-85-146-146-35-60-53-129-53-198 0-70 18-139 53-199 35-61 85-111 146-146 60-35 129-53 198-53 70 0 139 18 199 53 61 35 111 85 146 146 35 60 53 129 53 198z">
          <text:p/>
        </draw:path>
        <draw:path draw:style-name="gr8" draw:text-style-name="P5" draw:layer="layout" svg:width="0.794cm" svg:height="0.794cm" svg:x="21.022cm" svg:y="3.958cm" svg:viewBox="0 0 795 795" svg:d="M795 398c0 69-18 138-53 198-35 61-85 111-146 146-60 35-129 53-198 53-70 0-139-18-199-53-61-35-111-85-146-146-35-60-53-129-53-198 0-70 18-139 53-199 35-61 85-111 146-146 60-35 129-53 199-53 69 0 138 18 198 53 61 35 111 85 146 146 35 60 53 129 53 199z">
          <text:p/>
        </draw:path>
        <draw:path draw:style-name="gr8" draw:text-style-name="P5" draw:layer="layout" svg:width="0.794cm" svg:height="0.794cm" svg:x="21.023cm" svg:y="5.559cm" svg:viewBox="0 0 795 795" svg:d="M795 397c0 70-18 139-53 199-35 61-85 111-146 146-60 35-129 53-198 53-70 0-139-18-199-53-61-35-111-85-146-146-35-60-53-129-53-199 0-69 18-138 53-198 35-61 85-111 146-146 60-35 129-53 199-53 69 0 138 18 198 53 61 35 111 85 146 146 35 60 53 129 53 198z">
          <text:p/>
        </draw:path>
        <draw:path draw:style-name="gr8" draw:text-style-name="P5" draw:layer="layout" svg:width="0.794cm" svg:height="0.794cm" svg:x="23.721cm" svg:y="0.759cm" svg:viewBox="0 0 795 795" svg:d="M795 398c0 69-18 138-53 198-35 61-85 111-146 146-60 35-129 53-199 53-69 0-138-18-198-53-61-35-111-85-146-146-35-60-53-129-53-198 0-70 18-139 53-199 35-61 85-111 146-146 60-35 129-53 198-53 70 0 139 18 199 53 61 35 111 85 146 146 35 60 53 129 53 198z">
          <text:p/>
        </draw:path>
        <draw:path draw:style-name="gr8" draw:text-style-name="P5" draw:layer="layout" svg:width="0.794cm" svg:height="0.794cm" svg:x="23.722cm" svg:y="2.36cm" svg:viewBox="0 0 795 795" svg:d="M795 398c0 69-18 138-53 198-35 61-85 111-146 146-60 35-129 53-198 53-70 0-139-18-199-53-61-35-111-85-146-146-35-60-53-129-53-198 0-70 18-139 53-199 35-61 85-111 146-146 60-35 129-53 199-53 69 0 138 18 198 53 61 35 111 85 146 146 35 60 53 129 53 198z">
          <text:p/>
        </draw:path>
        <draw:path draw:style-name="gr8" draw:text-style-name="P5" draw:layer="layout" svg:width="0.794cm" svg:height="0.794cm" svg:x="23.723cm" svg:y="3.959cm" svg:viewBox="0 0 795 795" svg:d="M795 398c0 69-18 138-53 198-35 61-85 111-146 146-60 35-129 53-198 53-70 0-139-18-199-53-61-35-111-85-146-146-35-60-53-129-53-198 0-70 18-139 53-199 35-61 85-111 146-146 60-35 129-53 199-53 69 0 138 18 198 53 61 35 111 85 146 146 35 60 53 129 53 199z">
          <text:p/>
        </draw:path>
        <draw:path draw:style-name="gr8" draw:text-style-name="P5" draw:layer="layout" svg:width="0.794cm" svg:height="0.794cm" svg:x="23.724cm" svg:y="5.56cm" svg:viewBox="0 0 795 795" svg:d="M795 398c0 69-18 138-53 198-35 61-85 111-146 146-60 35-129 53-198 53-70 0-139-18-199-53-61-35-111-85-146-146-35-60-53-129-53-198 0-70 18-139 53-199 35-61 85-111 146-146 60-35 129-53 199-53 69 0 138 18 198 53 61 35 111 85 146 146 35 60 53 129 53 199z">
          <text:p/>
        </draw:path>
        <draw:path draw:style-name="gr8" draw:text-style-name="P5" draw:layer="layout" svg:width="0.794cm" svg:height="0.794cm" svg:x="26.02cm" svg:y="1.514cm" svg:viewBox="0 0 795 795" svg:d="M795 397c0 70-18 139-53 199-35 61-85 111-146 146-60 35-129 53-198 53-70 0-139-18-199-53-61-35-111-85-146-146-35-60-53-129-53-199 0-69 18-138 53-198 35-61 85-111 146-146 60-35 129-53 199-53 69 0 138 18 198 53 61 35 111 85 146 146 35 60 53 129 53 198z">
          <text:p/>
        </draw:path>
        <draw:path draw:style-name="gr8" draw:text-style-name="P5" draw:layer="layout" svg:width="0.794cm" svg:height="0.793cm" svg:x="26.021cm" svg:y="3.115cm" svg:viewBox="0 0 795 794" svg:d="M795 397c0 69-18 138-53 198-35 61-85 111-146 146-60 35-129 53-198 53-70 0-139-18-199-53-61-35-111-85-146-146-35-60-53-129-53-198s18-138 53-198c35-61 85-111 146-146 60-35 129-53 199-53 69 0 138 18 198 53 61 35 111 85 146 146 35 60 53 129 53 198z">
          <text:p/>
        </draw:path>
        <draw:path draw:style-name="gr8" draw:text-style-name="P5" draw:layer="layout" svg:width="0.794cm" svg:height="0.794cm" svg:x="26.022cm" svg:y="4.714cm" svg:viewBox="0 0 795 795" svg:d="M795 398c0 69-18 138-53 198-35 61-85 111-146 146-60 35-129 53-198 53-70 0-139-18-199-53-61-35-111-85-146-146-35-60-53-129-53-198 0-70 18-139 53-199 35-61 85-111 146-146 60-35 129-53 199-53 69 0 138 18 198 53 61 35 111 85 146 146 35 60 53 129 53 199z">
          <text:p/>
        </draw:path>
        <draw:line draw:style-name="gr4" draw:text-style-name="P3" draw:layer="layout" svg:x1="19.513cm" svg:y1="1.91cm" svg:x2="21.021cm" svg:y2="2.756cm">
          <text:p/>
        </draw:line>
        <draw:line draw:style-name="gr4" draw:text-style-name="P3" draw:layer="layout" svg:x1="19.513cm" svg:y1="1.91cm" svg:x2="21.02cm" svg:y2="1.155cm">
          <text:p/>
        </draw:line>
        <draw:line draw:style-name="gr4" draw:text-style-name="P3" draw:layer="layout" svg:x1="19.513cm" svg:y1="1.91cm" svg:x2="21.022cm" svg:y2="4.356cm">
          <text:p/>
        </draw:line>
        <draw:line draw:style-name="gr4" draw:text-style-name="P3" draw:layer="layout" svg:x1="19.513cm" svg:y1="1.91cm" svg:x2="21.023cm" svg:y2="5.956cm">
          <text:p/>
        </draw:line>
        <draw:line draw:style-name="gr4" draw:text-style-name="P3" draw:layer="layout" svg:x1="19.514cm" svg:y1="3.511cm" svg:x2="21.02cm" svg:y2="1.155cm">
          <text:p/>
        </draw:line>
        <draw:line draw:style-name="gr4" draw:text-style-name="P3" draw:layer="layout" svg:x1="19.514cm" svg:y1="3.511cm" svg:x2="21.021cm" svg:y2="2.756cm">
          <text:p/>
        </draw:line>
        <draw:line draw:style-name="gr4" draw:text-style-name="P3" draw:layer="layout" svg:x1="19.514cm" svg:y1="3.511cm" svg:x2="21.023cm" svg:y2="5.957cm">
          <text:p/>
        </draw:line>
        <draw:line draw:style-name="gr4" draw:text-style-name="P3" draw:layer="layout" svg:x1="19.514cm" svg:y1="3.511cm" svg:x2="21.022cm" svg:y2="4.356cm">
          <text:p/>
        </draw:line>
        <draw:line draw:style-name="gr4" draw:text-style-name="P3" draw:layer="layout" svg:x1="19.515cm" svg:y1="5.11cm" svg:x2="21.02cm" svg:y2="1.155cm">
          <text:p/>
        </draw:line>
        <draw:line draw:style-name="gr4" draw:text-style-name="P3" draw:layer="layout" svg:x1="19.515cm" svg:y1="5.111cm" svg:x2="21.021cm" svg:y2="2.756cm">
          <text:p/>
        </draw:line>
        <draw:line draw:style-name="gr4" draw:text-style-name="P3" draw:layer="layout" svg:x1="19.515cm" svg:y1="5.11cm" svg:x2="21.022cm" svg:y2="4.355cm">
          <text:p/>
        </draw:line>
        <draw:line draw:style-name="gr4" draw:text-style-name="P3" draw:layer="layout" svg:x1="19.515cm" svg:y1="5.11cm" svg:x2="21.023cm" svg:y2="5.956cm">
          <text:p/>
        </draw:line>
        <draw:line draw:style-name="gr4" draw:text-style-name="P3" draw:layer="layout" svg:x1="21.815cm" svg:y1="2.756cm" svg:x2="23.721cm" svg:y2="1.156cm">
          <text:p/>
        </draw:line>
        <draw:line draw:style-name="gr4" draw:text-style-name="P3" draw:layer="layout" svg:x1="21.815cm" svg:y1="2.756cm" svg:x2="23.722cm" svg:y2="2.757cm">
          <text:p/>
        </draw:line>
        <draw:line draw:style-name="gr4" draw:text-style-name="P3" draw:layer="layout" svg:x1="21.815cm" svg:y1="2.756cm" svg:x2="23.723cm" svg:y2="4.357cm">
          <text:p/>
        </draw:line>
        <draw:line draw:style-name="gr4" draw:text-style-name="P3" draw:layer="layout" svg:x1="21.815cm" svg:y1="2.756cm" svg:x2="23.724cm" svg:y2="5.958cm">
          <text:p/>
        </draw:line>
        <draw:line draw:style-name="gr4" draw:text-style-name="P3" draw:layer="layout" svg:x1="21.814cm" svg:y1="1.155cm" svg:x2="23.721cm" svg:y2="1.156cm">
          <text:p/>
        </draw:line>
        <draw:line draw:style-name="gr4" draw:text-style-name="P3" draw:layer="layout" svg:x1="21.814cm" svg:y1="1.155cm" svg:x2="23.722cm" svg:y2="2.757cm">
          <text:p/>
        </draw:line>
        <draw:line draw:style-name="gr4" draw:text-style-name="P3" draw:layer="layout" svg:x1="21.814cm" svg:y1="1.155cm" svg:x2="23.723cm" svg:y2="4.357cm">
          <text:p/>
        </draw:line>
        <draw:line draw:style-name="gr4" draw:text-style-name="P3" draw:layer="layout" svg:x1="21.814cm" svg:y1="1.155cm" svg:x2="23.724cm" svg:y2="5.957cm">
          <text:p/>
        </draw:line>
        <draw:line draw:style-name="gr4" draw:text-style-name="P3" draw:layer="layout" svg:x1="21.816cm" svg:y1="4.356cm" svg:x2="23.721cm" svg:y2="1.156cm">
          <text:p/>
        </draw:line>
        <draw:line draw:style-name="gr4" draw:text-style-name="P3" draw:layer="layout" svg:x1="21.816cm" svg:y1="4.356cm" svg:x2="23.722cm" svg:y2="2.757cm">
          <text:p/>
        </draw:line>
        <draw:line draw:style-name="gr4" draw:text-style-name="P3" draw:layer="layout" svg:x1="21.816cm" svg:y1="4.355cm" svg:x2="23.723cm" svg:y2="4.356cm">
          <text:p/>
        </draw:line>
        <draw:line draw:style-name="gr4" draw:text-style-name="P3" draw:layer="layout" svg:x1="21.816cm" svg:y1="4.355cm" svg:x2="23.724cm" svg:y2="5.957cm">
          <text:p/>
        </draw:line>
        <draw:line draw:style-name="gr4" draw:text-style-name="P3" draw:layer="layout" svg:x1="21.817cm" svg:y1="5.956cm" svg:x2="23.721cm" svg:y2="1.156cm">
          <text:p/>
        </draw:line>
        <draw:line draw:style-name="gr4" draw:text-style-name="P3" draw:layer="layout" svg:x1="21.817cm" svg:y1="5.957cm" svg:x2="23.722cm" svg:y2="2.757cm">
          <text:p/>
        </draw:line>
        <draw:line draw:style-name="gr4" draw:text-style-name="P3" draw:layer="layout" svg:x1="21.817cm" svg:y1="5.956cm" svg:x2="23.723cm" svg:y2="4.356cm">
          <text:p/>
        </draw:line>
        <draw:line draw:style-name="gr4" draw:text-style-name="P3" draw:layer="layout" svg:x1="21.817cm" svg:y1="5.956cm" svg:x2="23.724cm" svg:y2="5.957cm">
          <text:p/>
        </draw:line>
        <draw:line draw:style-name="gr4" draw:text-style-name="P3" draw:layer="layout" svg:x1="24.515cm" svg:y1="1.156cm" svg:x2="26.02cm" svg:y2="1.911cm">
          <text:p/>
        </draw:line>
        <draw:line draw:style-name="gr4" draw:text-style-name="P3" draw:layer="layout" svg:x1="24.516cm" svg:y1="2.757cm" svg:x2="26.02cm" svg:y2="1.911cm">
          <text:p/>
        </draw:line>
        <draw:line draw:style-name="gr4" draw:text-style-name="P3" draw:layer="layout" svg:x1="24.515cm" svg:y1="1.156cm" svg:x2="26.021cm" svg:y2="3.512cm">
          <text:p/>
        </draw:line>
        <draw:line draw:style-name="gr4" draw:text-style-name="P3" draw:layer="layout" svg:x1="24.515cm" svg:y1="1.156cm" svg:x2="26.022cm" svg:y2="5.111cm">
          <text:p/>
        </draw:line>
        <draw:line draw:style-name="gr4" draw:text-style-name="P3" draw:layer="layout" svg:x1="24.516cm" svg:y1="2.757cm" svg:x2="26.021cm" svg:y2="3.512cm">
          <text:p/>
        </draw:line>
        <draw:line draw:style-name="gr4" draw:text-style-name="P3" draw:layer="layout" svg:x1="24.516cm" svg:y1="2.757cm" svg:x2="26.022cm" svg:y2="5.112cm">
          <text:p/>
        </draw:line>
        <draw:line draw:style-name="gr4" draw:text-style-name="P3" draw:layer="layout" svg:x1="24.517cm" svg:y1="4.357cm" svg:x2="26.02cm" svg:y2="1.911cm">
          <text:p/>
        </draw:line>
        <draw:line draw:style-name="gr4" draw:text-style-name="P3" draw:layer="layout" svg:x1="24.517cm" svg:y1="4.357cm" svg:x2="26.021cm" svg:y2="3.512cm">
          <text:p/>
        </draw:line>
        <draw:line draw:style-name="gr4" draw:text-style-name="P3" draw:layer="layout" svg:x1="24.517cm" svg:y1="4.356cm" svg:x2="26.022cm" svg:y2="5.111cm">
          <text:p/>
        </draw:line>
        <draw:line draw:style-name="gr4" draw:text-style-name="P3" draw:layer="layout" svg:x1="24.518cm" svg:y1="5.957cm" svg:x2="26.02cm" svg:y2="1.911cm">
          <text:p/>
        </draw:line>
        <draw:line draw:style-name="gr4" draw:text-style-name="P3" draw:layer="layout" svg:x1="24.518cm" svg:y1="5.958cm" svg:x2="26.021cm" svg:y2="3.512cm">
          <text:p/>
        </draw:line>
        <draw:line draw:style-name="gr4" draw:text-style-name="P3" draw:layer="layout" svg:x1="24.518cm" svg:y1="5.957cm" svg:x2="26.022cm" svg:y2="5.111cm">
          <text:p/>
        </draw:line>
        <draw:custom-shape draw:style-name="gr10" draw:text-style-name="P9" draw:layer="layout" svg:width="5.843cm" svg:height="5.608cm" svg:x="0.707cm" svg:y="0.75cm">
          <text:p text:style-name="P8"><text:span text:style-name="T2">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cript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cript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61cm" fo:margin-bottom="1.261cm" fo:margin-left="1.261cm" fo:margin-right="1.261cm" fo:page-width="55.026cm" fo:page-height="7.0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18T15:57:25.976000000</dc:date>
    <meta:editing-duration>PT10M57S</meta:editing-duration>
    <meta:editing-cycles>3</meta:editing-cycles>
    <meta:generator>LibreOffice/7.3.0.3$Windows_X86_64 LibreOffice_project/0f246aa12d0eee4a0f7adcefbf7c878fc2238db3</meta:generator>
    <meta:document-statistic meta:object-count="112"/>
  </office:meta>
</office:document-meta>
</file>